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AE000001C8D4EC8485.jpg"/>
  <manifest:file-entry manifest:media-type="image/png" manifest:full-path="Pictures/100000000000000C0000000CB07DB53F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0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Standard">
      <style:text-properties fo:color="#333333"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7pt" style:font-size-asian="7pt"/>
    </style:style>
    <style:style style:name="P4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7pt" style:font-size-asian="7pt" style:font-name-complex="Arial"/>
    </style:style>
    <style:style style:name="P5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fo:font-size="7pt" style:font-size-asian="7pt" style:font-name-complex="Arial"/>
    </style:style>
    <style:style style:name="P6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7pt" fo:language="de" fo:country="CH" style:font-size-asian="7pt" style:font-name-complex="Arial"/>
    </style:style>
    <style:style style:name="P7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8" style:family="paragraph" style:parent-style-name="Standard"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11" style:family="paragraph" style:parent-style-name="Texte">
      <style:paragraph-properties style:snap-to-layout-grid="false"/>
    </style:style>
    <style:style style:name="P12" style:family="paragraph" style:parent-style-name="Texte">
      <style:paragraph-properties fo:text-align="start" style:justify-single-word="false" style:snap-to-layout-grid="false"/>
    </style:style>
    <style:style style:name="P13" style:family="paragraph" style:parent-style-name="Texte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14" style:family="paragraph" style:parent-style-name="Texte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15" style:family="paragraph" style:parent-style-name="Texte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16" style:family="paragraph" style:parent-style-name="Texte">
      <style:text-properties fo:font-size="8pt" style:font-size-asian="8pt" style:font-name-complex="Arial"/>
    </style:style>
    <style:style style:name="P17" style:family="paragraph" style:parent-style-name="Texte">
      <style:paragraph-properties fo:text-align="start" style:justify-single-word="false"/>
      <style:text-properties fo:font-size="8pt" style:font-size-asian="8pt" style:font-name-complex="Arial"/>
    </style:style>
    <style:style style:name="P18" style:family="paragraph" style:parent-style-name="Texte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19" style:family="paragraph" style:parent-style-name="Texte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0" style:family="paragraph" style:parent-style-name="Texte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1" style:family="paragraph" style:parent-style-name="Texte">
      <style:paragraph-properties style:snap-to-layout-grid="false"/>
      <style:text-properties fo:font-size="8pt" fo:language="de" fo:country="CH" fo:font-weight="bold" style:font-size-asian="8pt" style:font-weight-asian="bold" style:font-weight-complex="bold"/>
    </style:style>
    <style:style style:name="P22" style:family="paragraph" style:parent-style-name="Texte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23" style:family="paragraph" style:parent-style-name="Texte">
      <style:paragraph-properties style:snap-to-layout-grid="false"/>
      <style:text-properties fo:font-size="8pt" fo:language="en" fo:country="GB" style:font-size-asian="8pt" style:font-name-complex="Arial"/>
    </style:style>
    <style:style style:name="P24" style:family="paragraph" style:parent-style-name="Texte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25" style:family="paragraph" style:parent-style-name="Texte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26" style:family="paragraph" style:parent-style-name="Texte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27" style:family="paragraph" style:parent-style-name="Texte">
      <style:paragraph-properties fo:text-align="start" style:justify-single-word="false" style:snap-to-layout-grid="false"/>
      <style:text-properties style:font-name-complex="Arial" style:font-weight-complex="bold"/>
    </style:style>
    <style:style style:name="P28" style:family="paragraph" style:parent-style-name="Texte">
      <style:paragraph-properties style:snap-to-layout-grid="false"/>
      <style:text-properties style:font-name-complex="Arial" style:font-weight-complex="bold"/>
    </style:style>
    <style:style style:name="P29" style:family="paragraph" style:parent-style-name="Texte">
      <style:paragraph-properties fo:text-align="start" style:justify-single-word="false" style:snap-to-layout-grid="false"/>
      <style:text-properties style:font-name-complex="Arial"/>
    </style:style>
    <style:style style:name="P30" style:family="paragraph" style:parent-style-name="Texte">
      <style:paragraph-properties style:snap-to-layout-grid="false"/>
      <style:text-properties style:font-name-complex="Arial"/>
    </style:style>
    <style:style style:name="P31" style:family="paragraph" style:parent-style-name="Texte">
      <style:paragraph-properties fo:text-align="center" style:justify-single-word="false"/>
      <style:text-properties style:font-name-complex="Arial"/>
    </style:style>
    <style:style style:name="P32" style:family="paragraph" style:parent-style-name="Texte">
      <style:paragraph-properties fo:text-align="center" style:justify-single-word="false" style:snap-to-layout-grid="false"/>
      <style:text-properties style:font-name-complex="Arial"/>
    </style:style>
    <style:style style:name="P33" style:family="paragraph" style:parent-style-name="Texte">
      <style:paragraph-properties fo:text-align="start" style:justify-single-word="false"/>
      <style:text-properties fo:font-size="7pt" style:font-size-asian="7pt"/>
    </style:style>
    <style:style style:name="P34" style:family="paragraph" style:parent-style-name="Texte">
      <style:paragraph-properties fo:text-align="start" style:justify-single-word="false"/>
      <style:text-properties fo:font-size="7pt" style:font-size-asian="7pt" style:font-name-complex="Arial"/>
    </style:style>
    <style:style style:name="P35" style:family="paragraph" style:parent-style-name="Texte">
      <style:paragraph-properties fo:text-align="start" style:justify-single-word="false"/>
      <style:text-properties fo:font-size="7pt" fo:language="de" fo:country="CH" style:font-size-asian="7pt" style:font-name-complex="Arial"/>
    </style:style>
    <style:style style:name="P36" style:family="paragraph" style:parent-style-name="Texte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7" style:family="paragraph" style:parent-style-name="Texte">
      <style:paragraph-properties fo:text-align="start" style:justify-single-word="false"/>
      <style:text-properties fo:font-size="7pt" fo:language="de" fo:country="CH" style:font-size-asian="7pt" style:font-name-complex="Arial" style:font-weight-complex="bold"/>
    </style:style>
    <style:style style:name="P38" style:family="paragraph" style:parent-style-name="Texte">
      <style:paragraph-properties fo:text-align="start" style:justify-single-word="false" style:snap-to-layout-grid="false"/>
      <style:text-properties fo:font-size="7pt" fo:language="de" fo:country="CH" style:font-size-asian="7pt" style:font-name-complex="Arial" style:font-weight-complex="bold"/>
    </style:style>
    <style:style style:name="P39" style:family="paragraph" style:parent-style-name="Texte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40" style:family="paragraph" style:parent-style-name="Texte">
      <style:paragraph-properties style:snap-to-layout-grid="false"/>
      <style:text-properties fo:language="de" fo:country="CH" style:font-name-complex="Arial" style:font-weight-complex="bold"/>
    </style:style>
    <style:style style:name="P41" style:family="paragraph" style:parent-style-name="Texte">
      <style:paragraph-properties fo:text-align="start" style:justify-single-word="false" style:snap-to-layout-grid="false"/>
      <style:text-properties fo:language="de" fo:country="CH" style:font-name-complex="Arial"/>
    </style:style>
    <style:style style:name="P42" style:family="paragraph" style:parent-style-name="Texte">
      <style:paragraph-properties fo:text-align="center" style:justify-single-word="false"/>
      <style:text-properties fo:language="de" fo:country="CH" style:font-name-complex="Arial"/>
    </style:style>
    <style:style style:name="P43" style:family="paragraph" style:parent-style-name="Texte">
      <style:paragraph-properties style:snap-to-layout-grid="false"/>
      <style:text-properties fo:language="de" fo:country="CH" style:font-name-complex="Arial"/>
    </style:style>
    <style:style style:name="P44" style:family="paragraph" style:parent-style-name="Texte">
      <style:paragraph-properties style:snap-to-layout-grid="false"/>
      <style:text-properties fo:language="de" fo:country="CH"/>
    </style:style>
    <style:style style:name="P45" style:family="paragraph" style:parent-style-name="Texte">
      <style:text-properties fo:font-size="1pt" style:font-size-asian="1pt"/>
    </style:style>
    <style:style style:name="P46" style:family="paragraph" style:parent-style-name="Texte">
      <style:paragraph-properties fo:margin-top="0.318cm" fo:margin-bottom="0cm" fo:text-align="start" style:justify-single-word="false" style:snap-to-layout-grid="false"/>
      <style:text-properties style:font-name-complex="Arial" style:font-weight-complex="bold"/>
    </style:style>
    <style:style style:name="P47" style:family="paragraph" style:parent-style-name="Texte">
      <style:paragraph-properties fo:margin-top="0.318cm" fo:margin-bottom="0cm" fo:text-align="start" style:justify-single-word="false" style:snap-to-layout-grid="false"/>
      <style:text-properties fo:font-size="8pt" style:font-size-asian="8pt" style:font-name-complex="Arial"/>
    </style:style>
    <style:style style:name="P48" style:family="paragraph" style:parent-style-name="Texte">
      <style:paragraph-properties fo:margin-left="0.741cm" fo:margin-right="0cm" fo:text-indent="0cm" style:auto-text-indent="false" style:snap-to-layout-grid="false"/>
      <style:text-properties fo:font-size="7pt" fo:language="de" fo:country="CH" style:font-size-asian="7pt" style:font-name-complex="Arial" style:font-weight-complex="bold"/>
    </style:style>
    <style:style style:name="P49" style:family="paragraph" style:parent-style-name="Texte">
      <style:paragraph-properties fo:margin-top="0.212cm" fo:margin-bottom="0cm"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50" style:family="paragraph" style:parent-style-name="Texte">
      <style:paragraph-properties fo:margin-top="0.635cm" fo:margin-bottom="0cm" style:snap-to-layout-grid="false"/>
      <style:text-properties fo:font-size="8pt" fo:language="en" fo:country="GB" style:font-size-asian="8pt" style:font-name-complex="Arial"/>
    </style:style>
    <style:style style:name="P51" style:family="paragraph" style:parent-style-name="Texte">
      <style:paragraph-properties fo:margin-top="0.635cm" fo:margin-bottom="0cm" style:snap-to-layout-grid="false"/>
      <style:text-properties fo:font-size="8pt" fo:language="de" fo:country="CH" style:font-size-asian="8pt" style:font-name-complex="Arial"/>
    </style:style>
    <style:style style:name="P52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53" style:family="paragraph" style:parent-style-name="Texte">
      <style:paragraph-properties fo:margin-left="0.002cm" fo:margin-right="-2.328cm" fo:text-indent="0cm" style:auto-text-indent="false" style:snap-to-layout-grid="false"/>
    </style:style>
    <style:style style:name="P54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6pt" style:font-size-asian="6pt" style:font-name-complex="Arial" style:font-size-complex="6pt"/>
    </style:style>
    <style:style style:name="P55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fo:font-size="6pt" style:font-size-asian="6pt" style:font-name-complex="Arial" style:font-size-complex="6pt"/>
    </style:style>
    <style:style style:name="P56" style:family="paragraph">
      <style:paragraph-properties style:writing-mode="lr-tb"/>
    </style:style>
    <style:style style:name="T1" style:family="text">
      <style:text-properties fo:color="#333333" fo:font-size="8pt" style:font-size-asian="8pt" style:font-size-complex="8pt"/>
    </style:style>
    <style:style style:name="T2" style:family="text">
      <style:text-properties fo:color="#333333" fo:font-size="8pt" fo:letter-spacing="-0.007cm" style:font-size-asian="8pt" style:font-size-complex="8pt"/>
    </style:style>
    <style:style style:name="T3" style:family="text">
      <style:text-properties fo:color="#333333" style:font-name="Wingdings 2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333333" style:font-name="Wingdings 2" fo:font-size="8pt" fo:letter-spacing="-0.007cm" style:font-size-asian="8pt" style:font-size-complex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fo:font-size="8pt" fo:language="de" fo:country="CH" style:font-size-asian="8pt" style:font-name-complex="Arial"/>
    </style:style>
    <style:style style:name="T7" style:family="text">
      <style:text-properties fo:font-size="8pt" fo:language="de" fo:country="CH" fo:font-weight="bold" style:font-size-asian="8pt" style:font-weight-asian="bold" style:font-name-complex="Arial"/>
    </style:style>
    <style:style style:name="T8" style:family="text">
      <style:text-properties fo:font-size="10pt" style:font-size-asian="10pt" style:font-name-complex="Arial"/>
    </style:style>
    <style:style style:name="T9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WW-Standard1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15">Ergänzungsleistungen zur AHV und IV</text:p>
            <text:p text:style-name="P13">Prestations complémentaires à l’AVS et à l’AI</text:p>
            <text:p text:style-name="P14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18">Durchführungsstelle des Zuzugkantons</text:p>
            <text:p text:style-name="P17">Organe d’exécution du nouveau canton de domicile</text:p>
            <text:p text:style-name="P17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25">Wechsel des Wohnsitzkantons</text:p>
                  <text:p text:style-name="P24">Changement du canton de domicile</text:p>
                  <text:p text:style-name="P26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6"><text:bookmark-start text:name="Texte27"/>B<text:bookmark-end text:name="Texte27"/>ei Auswahlfragen das Zutreffende ankreuzen</text:p>
                  <text:p text:style-name="P33">Pour les questions posant une alternative, marquer d’une croix ce qui convient</text:p>
                  <text:p text:style-name="P34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P27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6"><text:bookmark-start text:name="CaseACocher1"/><draw:frame draw:style-name="fr3" draw:name="graphics2" text:anchor-type="as-char" svg:width="0.3cm" svg:height="0.3cm" draw:z-index="3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P47">Meldung des Wegzugkantons</text:p>
            <text:p text:style-name="P17">Communication de l’ancien canton de domicile</text:p>
            <text:p text:style-name="P17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0">Neue Adresse und Personalien des Versicherten</text:p>
            <text:p text:style-name="P17">Nouvelle adresse et état personnel de l’assuré</text:p>
            <text:p text:style-name="P17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27"><text:bookmark-start text:name="CaseACocher2"/><draw:frame draw:style-name="fr3" draw:name="graphics4" text:anchor-type="as-char" svg:width="0.3cm" svg:height="0.3cm" draw:z-index="5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P18">Rückfrage des Zuzugkantons</text:p>
            <text:p text:style-name="P17">Demande de renseignements du nouveau canton de domicile</text:p>
            <text:p text:style-name="P17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P38">Versichertennummer</text:p>
            <text:p text:style-name="P37">N° d’assuré</text:p>
            <text:p text:style-name="P37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39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48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49">Bischerige Adresse</text:p>
                  <text:p text:style-name="P35">Ancienne adresse</text:p>
                  <text:p text:style-name="P35">Indirizzo precedente</text:p>
                </table:table-cell>
                <table:table-cell table:style-name="Table1.B5.2.1" office:value-type="string">
                  <text:p text:style-name="P40"/>
                </table:table-cell>
                <table:table-cell table:style-name="Table1.B5.3.1" office:value-type="string">
                  <text:p text:style-name="P5">Name und Vorname</text:p>
                  <text:p text:style-name="P4">Nom et prénom</text:p>
                  <text:p text:style-name="P6">Cognome e nome</text:p>
                </table:table-cell>
                <table:table-cell table:style-name="Table1.B5.4.1" office:value-type="string">
                  <text:p text:style-name="P44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39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P40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55">Evtl. gesetzl. Vertreter</text:p>
                        <text:p text:style-name="P54">Event. représentant légal</text:p>
                        <text:p text:style-name="P54">Ev. rappresentante legale</text:p>
                      </table:table-cell>
                      <table:table-cell table:style-name="Table1.B5.2.2.3.1" office:value-type="string">
                        <text:p text:style-name="P11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28"/>
                      </table:table-cell>
                      <table:table-cell table:style-name="Table1.B5.2.2.2.1" office:value-type="string">
                        <text:p text:style-name="P5">Strasse</text:p>
                        <text:p text:style-name="P4">Rue</text:p>
                        <text:p text:style-name="P3">Via</text:p>
                      </table:table-cell>
                      <table:table-cell table:style-name="Table1.B5.2.2.3.1" office:value-type="string">
                        <text:p text:style-name="P11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28"/>
                      </table:table-cell>
                      <table:table-cell table:style-name="Table1.B5.2.2.2.3" office:value-type="string">
                        <text:p text:style-name="P5">Wohnort</text:p>
                        <text:p text:style-name="P4">Lieu de domicile</text:p>
                        <text:p text:style-name="P6">Domicilio</text:p>
                      </table:table-cell>
                      <table:table-cell table:style-name="Table1.B5.2.2.3.3" office:value-type="string">
                        <text:p text:style-name="P44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17">Montant de la PC mensuelle</text:p>
            <text:p text:style-name="P17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<text:span text:style-name="T5">F</text:span><text:span text:style-name="T6">r.</text:span></text:p>
            <text:p text:style-name="P19">Fr.</text:p>
            <text:p text:style-name="P19">Fr.</text:p>
          </table:table-cell>
          <table:table-cell table:style-name="Table1.A1" table:number-columns-spanned="3" office:value-type="string">
            <text:p text:style-name="P41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8">Payée jusqu’au</text:p>
            <text:p text:style-name="P17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9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52">Im laufenden Jahr vergütete Krankheitskosten</text:p>
            <text:p text:style-name="P7">Frais de maladie remboursés l’année en cours</text:p>
            <text:p text:style-name="P19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8">Fr.</text:p>
            <text:p text:style-name="P17">Fr.</text:p>
            <text:p text:style-name="P17">Fr.</text:p>
          </table:table-cell>
          <table:table-cell table:style-name="Table1.A1" table:number-columns-spanned="4" office:value-type="string">
            <text:p text:style-name="P29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0">Im laufenden Jahr vergütete Behinderungskosten (Art. 13 Abs. 6 ELKV)</text:p>
            <text:p text:style-name="P7">Frais résultant de l’invalidité remboursés l’année en cours (art. 13 al. 6 OMPC)</text:p>
            <text:p text:style-name="P19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>Fr.</text:p>
            <text:p text:style-name="P19">Fr.</text:p>
            <text:p text:style-name="P19">Fr.</text:p>
          </table:table-cell>
          <table:table-cell table:style-name="Table1.A1" table:number-columns-spanned="4" office:value-type="string">
            <text:p text:style-name="P41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0">Betrag der nicht vergüteten Krankheitskosten (Selbstbehalt)</text:p>
            <text:p text:style-name="P7">Montant des frais de maladie non remboursés (franchise)</text:p>
            <text:p text:style-name="P17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>Fr.</text:p>
            <text:p text:style-name="P19">Fr.</text:p>
            <text:p text:style-name="P19">Fr.</text:p>
          </table:table-cell>
          <table:table-cell table:style-name="Table1.A1" table:number-columns-spanned="4" office:value-type="string">
            <text:p text:style-name="P41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12"><text:span text:style-name="T7">Mit dem Wegzug entfällt die Ausrichtung der EL durch unseren Kanton. Für den weiteren Bezug hat der Versi</text:span><text:span text:style-name="T7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2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2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P50"><draw:frame text:anchor-type="char" draw:z-index="2" draw:style-name="gr1" draw:text-style-name="P56" svg:width="5.254cm" svg:height="1.04cm" draw:transform="rotate (1.5707963267946) translate (-1.17298611111111cm 5.40455555555556cm)"><draw:text-box><text:p text:style-name="P56"><text:span text:style-name="T9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P23"/>
          </table:table-cell>
          <table:covered-table-cell/>
          <table:covered-table-cell/>
          <table:table-cell table:style-name="Table1.A3" table:number-columns-spanned="8" office:value-type="string">
            <text:p text:style-name="P51">Stempel und Unterschrift des Wegzugkantons</text:p>
            <text:p text:style-name="P16">Sceau et signature de l’ancien canton de domicile</text:p>
            <text:p text:style-name="P16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P53"><text:span text:style-name="T8">Saignelégier, le </text:span><text:bookmark-start text:name="Texte21"/><text:span text:style-name="T8">%</text:span><text:bookmark-end text:name="Texte21"/><text:span text:style-name="T8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1.A3" office:value-type="string">
            <text:p text:style-name="P30"/>
          </table:table-cell>
        </table:table-row>
        <table:table-row table:style-name="Table1.2"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7" office:value-type="string">
            <text:p text:style-name="P32">Caisse de compensation</text:p>
            <text:p text:style-name="P31">du canton du Jura</text:p>
            <text:p text:style-name="P42">2350 Saignelég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43"/>
          </table:table-cell>
        </table:table-row>
        <table:table-row table:style-name="Table1.16">
          <table:table-cell table:style-name="Table1.A3" table:number-columns-spanned="14" office:value-type="string">
            <text:p text:style-name="P21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P40"><text:bookmark-start text:name="CaseACocher3"/><draw:frame draw:style-name="fr3" draw:name="graphics3" text:anchor-type="as-char" svg:width="0.3cm" svg:height="0.3cm" draw:z-index="4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 text:style-name="P11"><text:span text:style-name="T6">Kopi</text:span><text:span text:style-name="T6">e des EL-Berechnungsblattes</text:span></text:p>
            <text:p text:style-name="P16">Copie de la feuille de calcul PC</text:p>
            <text:p text:style-name="P16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text-properties fo:font-size="9pt" style:font-size-asian="9pt" style:font-style-complex="italic"/>
    </style:style>
    <style:style style:name="Texte" style:family="paragraph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Standard">
      <style:text-properties fo:color="#333333" fo:font-size="8pt" style:font-size-asian="8pt" style:font-size-complex="8pt"/>
    </style:style>
    <style:style style:name="T1" style:family="text">
      <style:text-properties fo:color="#333333" fo:font-size="8pt" style:font-size-asian="8pt" style:font-size-complex="8pt"/>
    </style:style>
    <style:style style:name="T2" style:family="text">
      <style:text-properties fo:color="#333333" style:font-name="Wingdings 2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333333" fo:font-size="8pt" fo:letter-spacing="-0.007cm" style:font-size-asian="8pt" style:font-size-complex="8pt"/>
    </style:style>
    <style:style style:name="T4" style:family="text">
      <style:text-properties fo:color="#333333" style:font-name="Wingdings 2" fo:font-size="8pt" fo:letter-spacing="-0.007cm" style:font-size-asian="8pt" style:font-size-complex="8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cm" fo:margin-bottom="1.501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Frame1" text:anchor-type="char" svg:x="10.017cm" svg:y="0.697cm" svg:width="5.807cm" svg:height="1.468cm" draw:z-index="0"><draw:text-box><text:p text:style-name="P2">Caisse de compensation du canton du Jura</text:p><text:p text:style-name="Standard"><text:span text:style-name="T1">Rue Bel-Air 3 </text:span><text:span text:style-name="T2"></text:span><text:span text:style-name="T1"> CH-2350 Saignelégier</text:span></text:p><text:p text:style-name="Standard"><text:span text:style-name="T3">Tél. 032 952 11 11 </text:span><text:span text:style-name="T4"></text:span><text:span text:style-name="T3"> Fax 032 952 11 01</text:span></text:p><text:p text:style-name="P2"/></draw:text-box></draw:frame><draw:frame draw:style-name="fr2" draw:name="graphics1" text:anchor-type="char" svg:x="-1.392cm" svg:y="0cm" svg:width="21.034cm" svg:height="3.863cm" draw:z-index="1"><draw:image xlink:href="Pictures/10000000000009AE000001C8D4EC8485.jpg" xlink:type="simple" xlink:show="embed" xlink:actuate="onLoad"/></draw:frame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Ergänzungsleistungen zur AHV und IV</dc:title>
    <meta:initial-creator>Utilisateur</meta:initial-creator>
    <meta:creation-date>2004-11-05T10:23:00</meta:creation-date>
    <dc:creator>Edwin Cox</dc:creator>
    <dc:date>2012-06-13T10:12:40</dc:date>
    <meta:printed-by>Edwin Cox</meta:printed-by>
    <meta:print-date>2012-02-20T15:37:47</meta:print-date>
    <meta:editing-cycles>30</meta:editing-cycles>
    <meta:editing-duration>PT3H8M3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1" meta:paragraph-count="99" meta:word-count="455" meta:character-count="3082"/>
  </office:meta>
</office:document-meta>
</file>